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6pt" fo:font-weight="bold" officeooo:rsid="0040ecd1" officeooo:paragraph-rsid="0040ec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16pt" fo:font-weight="bold" officeooo:rsid="0022a01e" officeooo:paragraph-rsid="0003e61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officeooo:rsid="0009d149" officeooo:paragraph-rsid="0014dce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40ecd1" officeooo:paragraph-rsid="0040ecd1" style:font-size-asian="16pt" style:font-weight-asian="normal" style:font-size-complex="16pt" style:font-weight-complex="normal"/>
    </style:style>
    <style:style style:name="P5" style:family="paragraph" style:parent-style-name="Standard">
      <style:text-properties fo:color="#000000" fo:font-size="16pt" officeooo:rsid="000f8e96" officeooo:paragraph-rsid="0009d149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paragraph-rsid="00433054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officeooo:paragraph-rsid="0044a1b5" style:font-size-asian="16pt" style:font-size-complex="16pt"/>
    </style:style>
    <style:style style:name="P8" style:family="paragraph" style:parent-style-name="Standard">
      <style:text-properties fo:font-size="16pt" officeooo:paragraph-rsid="0028f098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officeooo:rsid="0006b416" officeooo:paragraph-rsid="0006b416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officeooo:rsid="0009d149" officeooo:paragraph-rsid="004438fc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0f8e96" officeooo:paragraph-rsid="0012f21f" style:font-size-asian="16pt" style:font-size-complex="16pt"/>
    </style:style>
    <style:style style:name="T1" style:family="text">
      <style:text-properties fo:font-variant="normal" fo:text-transform="none" fo:color="#202122" fo:letter-spacing="normal" fo:font-weight="normal" style:font-weight-asian="normal" style:font-weight-complex="normal"/>
    </style:style>
    <style:style style:name="T2" style:family="text">
      <style:text-properties fo:font-variant="normal" fo:text-transform="none" fo:color="#202122" fo:letter-spacing="normal" fo:font-weight="normal" officeooo:rsid="000bb326" style:font-weight-asian="normal" style:font-weight-complex="normal"/>
    </style:style>
    <style:style style:name="T3" style:family="text">
      <style:text-properties fo:font-variant="normal" fo:text-transform="none" fo:color="#202122" fo:letter-spacing="normal" fo:font-weight="normal" officeooo:rsid="002b8006" style:font-weight-asian="normal" style:font-weight-complex="normal"/>
    </style:style>
    <style:style style:name="T4" style:family="text">
      <style:text-properties fo:font-variant="normal" fo:text-transform="none" fo:color="#202122" fo:letter-spacing="normal" fo:font-weight="normal" officeooo:rsid="002e3470" style:font-weight-asian="normal" style:font-weight-complex="normal"/>
    </style:style>
    <style:style style:name="T5" style:family="text">
      <style:text-properties fo:font-variant="normal" fo:text-transform="none" fo:color="#202122" fo:letter-spacing="normal" fo:font-weight="normal" officeooo:rsid="003a18d2" style:font-weight-asian="normal" style:font-weight-complex="normal"/>
    </style:style>
    <style:style style:name="T6" style:family="text">
      <style:text-properties fo:font-variant="normal" fo:text-transform="none" fo:color="#202122" style:font-name="Liberation Serif" fo:letter-spacing="normal" fo:font-style="normal" fo:font-weight="normal" officeooo:rsid="003a18d2" style:font-weight-asian="normal" style:font-weight-complex="normal"/>
    </style:style>
    <style:style style:name="T7" style:family="text">
      <style:text-properties fo:font-variant="normal" fo:text-transform="none" fo:color="#202122" style:font-name="Liberation Serif" fo:letter-spacing="normal" fo:font-style="normal" fo:font-weight="normal" officeooo:rsid="0044a1b5" style:font-weight-asian="normal" style:font-weight-complex="normal"/>
    </style:style>
    <style:style style:name="T8" style:family="text">
      <style:text-properties fo:font-variant="normal" fo:text-transform="none" fo:color="#202122" style:font-name="Liberation Serif" fo:letter-spacing="normal" fo:font-style="normal" fo:font-weight="normal" officeooo:rsid="000f8e96" style:font-weight-asian="normal" style:font-weight-complex="normal"/>
    </style:style>
    <style:style style:name="T9" style:family="text">
      <style:text-properties fo:font-variant="normal" fo:text-transform="none" fo:color="#202122" style:font-name="Liberation Serif" fo:letter-spacing="normal" fo:font-style="normal" fo:font-weight="normal" officeooo:rsid="004631ce" style:font-weight-asian="normal" style:font-weight-complex="normal"/>
    </style:style>
    <style:style style:name="T10" style:family="text">
      <style:text-properties fo:font-variant="normal" fo:text-transform="none" fo:color="#ce181e" fo:letter-spacing="normal" fo:font-weight="bold" officeooo:rsid="002a9664" style:font-weight-asian="bold" style:font-weight-complex="bold"/>
    </style:style>
    <style:style style:name="T11" style:family="text">
      <style:text-properties fo:font-variant="normal" fo:text-transform="none" fo:color="#ce181e" fo:letter-spacing="normal" fo:font-weight="bold" officeooo:rsid="002dc47e" style:font-weight-asian="bold" style:font-weight-complex="bold"/>
    </style:style>
    <style:style style:name="T12" style:family="text">
      <style:text-properties fo:font-variant="normal" fo:text-transform="none" fo:color="#ce181e" fo:letter-spacing="normal" fo:font-weight="bold" officeooo:rsid="0031acf2" style:font-weight-asian="bold" style:font-weight-complex="bold"/>
    </style:style>
    <style:style style:name="T13" style:family="text">
      <style:text-properties fo:font-variant="normal" fo:text-transform="none" fo:color="#ce181e" fo:letter-spacing="normal" fo:font-weight="bold" officeooo:rsid="004438fc" style:font-weight-asian="bold" style:font-weight-complex="bold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06b416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4438fc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officeooo:rsid="003a18d2" style:font-weight-asian="normal" style:font-weight-complex="normal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4631ce" style:font-weight-asian="normal" style:font-weight-complex="normal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0f8e96" style:font-weight-asian="normal" style:font-weight-complex="normal"/>
    </style:style>
    <style:style style:name="T19" style:family="text">
      <style:text-properties fo:font-variant="normal" fo:text-transform="none" fo:color="#000000" fo:letter-spacing="normal" fo:font-weight="normal" officeooo:rsid="002dc47e" style:font-weight-asian="normal" style:font-weight-complex="normal"/>
    </style:style>
    <style:style style:name="T20" style:family="text">
      <style:text-properties fo:font-variant="normal" fo:text-transform="none" fo:color="#000000" fo:letter-spacing="normal" fo:font-weight="normal" officeooo:rsid="004438fc" style:font-weight-asian="normal" style:font-weight-complex="normal"/>
    </style:style>
    <style:style style:name="T21" style:family="text">
      <style:text-properties fo:font-variant="normal" fo:text-transform="none" fo:color="#000000" fo:letter-spacing="normal" fo:font-weight="normal" officeooo:rsid="002b8006" style:font-weight-asian="normal" style:font-weight-complex="normal"/>
    </style:style>
    <style:style style:name="T22" style:family="text">
      <style:text-properties fo:font-variant="normal" fo:text-transform="none" fo:color="#000000" fo:letter-spacing="normal" fo:font-weight="normal" officeooo:rsid="002e3470" style:font-weight-asian="normal" style:font-weight-complex="normal"/>
    </style:style>
    <style:style style:name="T23" style:family="text">
      <style:text-properties fo:font-variant="normal" fo:text-transform="none" fo:color="#000000" fo:letter-spacing="normal" fo:font-weight="normal" officeooo:rsid="003a18d2" style:font-weight-asian="normal" style:font-weight-complex="normal"/>
    </style:style>
    <style:style style:name="T24" style:family="text">
      <style:text-properties fo:font-variant="normal" fo:text-transform="none" fo:color="#000000" fo:letter-spacing="normal" fo:font-weight="bold" officeooo:rsid="002dc47e" style:font-weight-asian="bold" style:font-weight-complex="bold"/>
    </style:style>
    <style:style style:name="T25" style:family="text">
      <style:text-properties fo:font-variant="normal" fo:text-transform="none" fo:color="#ed1c24" style:font-name="Liberation Serif" fo:letter-spacing="normal" fo:font-style="normal" fo:font-weight="bold" officeooo:rsid="0044a1b5" style:font-weight-asian="bold" style:font-weight-complex="bold"/>
    </style:style>
    <style:style style:name="T26" style:family="text">
      <style:text-properties fo:font-variant="normal" fo:text-transform="none" fo:color="#ed1c24" style:font-name="Liberation Serif" fo:letter-spacing="normal" fo:font-style="normal" fo:font-weight="bold" officeooo:rsid="004631ce" style:font-weight-asian="bold" style:font-weight-complex="bold"/>
    </style:style>
    <style:style style:name="T27" style:family="text">
      <style:text-properties fo:font-variant="normal" fo:text-transform="none" fo:letter-spacing="normal" fo:font-weight="bold" officeooo:rsid="0031acf2" style:font-weight-asian="bold" style:font-weight-complex="bold"/>
    </style:style>
    <style:style style:name="T28" style:family="text">
      <style:text-properties officeooo:rsid="0006b416"/>
    </style:style>
    <style:style style:name="T29" style:family="text">
      <style:text-properties fo:color="#ce181e" fo:font-weight="bold" officeooo:rsid="0028f098" style:font-weight-asian="bold" style:font-weight-complex="bold"/>
    </style:style>
    <style:style style:name="T30" style:family="text">
      <style:text-properties fo:color="#ce181e" fo:font-weight="bold" officeooo:rsid="00433054" style:font-weight-asian="bold" style:font-weight-complex="bold"/>
    </style:style>
    <style:style style:name="T31" style:family="text">
      <style:text-properties fo:color="#000000" officeooo:rsid="0006b416"/>
    </style:style>
    <style:style style:name="T32" style:family="text">
      <style:text-properties officeooo:rsid="00427b6c"/>
    </style:style>
    <style:style style:name="T33" style:family="text">
      <style:text-properties officeooo:rsid="004438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VIOLÃO</text:p>
      <text:p text:style-name="P4">A guitarra clássica, popularmente conhecida no Brasil como violão, é uma guitarra acústica com cordas, geralmente de nylon ou aço. O corpo do violão é oco e chato, em forma de oito, e feito das mais variadas madeiras existentes. <text:s/>O nome violão hoje faz parte do vocabulário de todos os brasileiros e designa de forma inequívoca a guitarra clássica. Muitos compositores e estudiosos tentaram, sem sucesso, fazer com que o termo guitarra voltasse a ser utilizado no Brasil para unificar a nomenclatura a todas as outras línguas. Apenas no século XX o nome guitarra retornou ao vocabulário corrente dos brasileiros, mas apenas para designar a versão eletrificada (guitarra elétrica). O nome guitarra clássica também acaba sendo alternativamente utilizado, muitas vezes, para designar os modelos de guitarras semiacústicas do jazz e blues tradicionais. <text:span text:style-name="T33">Portanto, quando utilizarmos o termo violão estamos nos referindo à guitarra clássica.</text:span> É <text:span text:style-name="T32">um dos instrumentos musicais mais populares, encontrado em todos os estilos musicais ao redor do mundo.</text:span></text:p>
      <text:p text:style-name="P2"/>
      <text:p text:style-name="P6"><text:span text:style-name="T29">Violã</text:span><text:span text:style-name="T30">o Clássico </text:span><text:span text:style-name="T28">–</text:span><text:span text:style-name="T31"> O violão clássico é o tradicional modelo de guitarra clássica acústico de seis cordas. </text:span><text:span text:style-name="T14">É o mais conhecido, usado e vendido para músicos. Além de ser facilmente encontrado, o violão clássico tem um custo mais baixo em comparação aos outros tipos. É recomendado para iniciantes, pois é ergonomicamente mais leve e macio. </text:span><text:span text:style-name="T15">O </text:span><text:span text:style-name="T14">violão clássico é muito usado para música clássica, MPB, samba, bossa nova, entre outros estilos musicais.</text:span></text:p>
      <text:p text:style-name="P6"><text:span text:style-name="T14"/></text:p>
      <text:p text:style-name="P8"><text:span text:style-name="T28"><text:s/></text:span></text:p>
      <text:p text:style-name="P9"><text:span text:style-name="T10">Violã</text:span><text:span text:style-name="T13">o Flat e Semi-Flat</text:span><text:span text:style-name="T1"> – </text:span><text:span text:style-name="T21">Alguns músicos precisam de um violão com cordas de nylon, que seja confortável para tocar e que tenha uma boa resposta de volume. Tanta exigência se justifica em um único fundamento: esse instrumento é usado para performances ao vivo. E é aí que entra em cena o violão flat ou o semi-flat.</text:span><text:span text:style-name="T24"> </text:span><text:span text:style-name="T19">Este modelo é um dos preferidos dos músicos profissionais e eruditos, justamente por proporcionar uma boa tocabilidade. O tamanho reduzido da caixa o torna mais ergonômico, leve e fácil de ser usado por longas e longas horas. De maneira geral, os violões flat possuem timbres suaves e mais agradáveis aos ouvidos, sobretudo por causa da possibilidade de de equalizar o so</text:span><text:span text:style-name="T20">m,</text:span><text:span text:style-name="T19"> recurso disponível nos instrumentos eletroacústicos.</text:span></text:p>
      <text:p text:style-name="P3"><text:span text:style-name="T11"/></text:p>
      <text:p text:style-name="P10"><text:soft-page-break/><text:span text:style-name="T11">Violã</text:span><text:span text:style-name="T13">o Jumbo</text:span><text:span text:style-name="T1"> – </text:span><text:span text:style-name="T2"><text:s/></text:span><text:span text:style-name="T22">Apesar de ser bem parecido com o violão clássico, o jumbo tem o corpo <text:s/>mais largo e a base mais arredondada. Com essa caixa mais protuberante, causa a sensação de ser um instrumento grande demais e acaba gerando sensação de desconforto. Por ser mais comum no modelo eletroacústico e com cordas de aço, esse violão entrega um som mais grave, denso e encorpado. Na figura de Elvis Presley, o jumbo teve seu “garoto propaganda” ideal e acabou ficando bastante popula entre músicos de country, rock e blues.</text:span></text:p>
      <text:p text:style-name="P5"><text:span text:style-name="T27"/></text:p>
      <text:p text:style-name="P11"><text:span text:style-name="T12">Viol</text:span><text:span text:style-name="T13">ão Folk </text:span><text:span text:style-name="T1">– </text:span><text:span text:style-name="T23">Também chamado dreadnought, o violão folk tem o corpo um pouco maior do que os demais e uma curva mais suave na parte superior. É indicado para quem precisa de um instrumento que gere mais volume e mais ataque. </text:span><text:span text:style-name="T16">Por ser um pouco maior, a sua caixa projeta mais as notas e entrega em um som bem mais encorpado. O braço mais fino proporciona maior facilidade na hora de montar acordes com grandes aberturas, pois, neste caso o esforço será menor. A característica anatômica do braço também ajuda nos momentos de fazer solos, pois a mão transita de forma mais livre e confortável. Bem versátil, esse modelo é usado no blues, na música sertaneja e nas de performances acústicas de pop e rock em geral. Trata-se do modelo de violão mais indicado para apresentações ao vivo.</text:span></text:p>
      <text:p text:style-name="P11"><text:span text:style-name="T6"/></text:p>
      <text:p text:style-name="P7"><text:span text:style-name="T26">Violão Parlor</text:span><text:span text:style-name="T25"> </text:span><text:span text:style-name="T7"><text:s/></text:span><text:span text:style-name="T8">– </text:span><text:span text:style-name="T17">A categorização de</text:span><text:span text:style-name="T18"> </text:span><text:span text:style-name="T17">violão parlor, em seu significado se refere a </text:span><text:span text:style-name="T18">salão. Em seus primórdios, esses instrumentos eram usados para animar festas ou encontros casuais e suas cordas eram fabricadas com tripa de animais. Atualmente, são apreciados por músicos de blues, folk, música flamenca e pelos adeptos da técnica fingerstyle, pois o braço maior acomoda melhor o estilo. Suas principais características são o corpo pequeno (menor que um dreadnought e muitas vezes menor que um violão clássico) e braço mais longo do que se comparado aos outros dois modelos. Por terem dimensões reduzidas, os violões parlor entregam uma resposta de frequência mais uniforme – agudos e graves com um mesmo volume. São divididos </text:span><text:span text:style-name="T17">em três categorias</text:span><text:span text:style-name="T18">: violão zero - é o menor entre os três e tem uma estrutura confortável para tocar por bastante tempo; duplo zero - é um pouco maior e é indicado para as técnicas de fingerstyle; triplo zero - tem tamanho intermediário e gera um timbre peculi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57:58.860260787</meta:creation-date>
    <meta:editing-duration>PT1H29M2S</meta:editing-duration>
    <meta:editing-cycles>7</meta:editing-cycles>
    <meta:generator>LibreOffice/6.0.7.3$Linux_X86_64 LibreOffice_project/00m0$Build-3</meta:generator>
    <dc:date>2020-06-13T17:04:35.390981320</dc:date>
    <meta:document-statistic meta:table-count="0" meta:image-count="0" meta:object-count="0" meta:page-count="2" meta:paragraph-count="8" meta:word-count="746" meta:character-count="4533" meta:non-whitespace-character-count="3783"/>
  </office:meta>
</office:document-meta>
</file>